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1.453cm" fo:min-width="6.826cm" fo:padding-top="0.177cm" fo:padding-bottom="0.177cm" fo:padding-left="0.302cm" fo:padding-right="0.302cm" draw:shadow="visible"/>
    </style:style>
    <style:style style:name="gr2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0.321cm" fo:min-width="6.826cm" fo:padding-top="0.177cm" fo:padding-bottom="0.177cm" fo:padding-left="0.302cm" fo:padding-right="0.302cm" draw:shadow="visible"/>
    </style:style>
    <style:style style:name="gr3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0.472cm" fo:min-width="6.826cm" fo:padding-top="0.177cm" fo:padding-bottom="0.177cm" fo:padding-left="0.302cm" fo:padding-right="0.302cm" draw:shadow="visible"/>
    </style:style>
    <style:style style:name="gr4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1.453cm" fo:min-width="9.274cm" fo:padding-top="0.177cm" fo:padding-bottom="0.177cm" fo:padding-left="0.302cm" fo:padding-right="0.302cm" draw:shadow="visible"/>
    </style:style>
    <style:style style:name="gr5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0.32cm" fo:min-width="9.274cm" fo:padding-top="0.177cm" fo:padding-bottom="0.177cm" fo:padding-left="0.302cm" fo:padding-right="0.302cm" draw:shadow="visible"/>
    </style:style>
    <style:style style:name="gr6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0.471cm" fo:min-width="9.274cm" fo:padding-top="0.177cm" fo:padding-bottom="0.177cm" fo:padding-left="0.302cm" fo:padding-right="0.302cm" draw:shadow="visible"/>
    </style:style>
    <style:style style:name="gr7" style:family="graphic" style:parent-style-name="objectwithoutfill">
      <style:graphic-properties draw:stroke="dash" draw:stroke-dash="Fine_20_Dashed" svg:stroke-width="0.106cm" draw:marker-start-width="0.518cm" draw:marker-end="Triangle_20_unfilled" draw:marker-end-width="1.058cm" draw:fill="none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draw:stroke="solid" draw:stroke-dash="Fine_20_Dashed" svg:stroke-width="0.106cm" draw:marker-start-width="0.518cm" draw:marker-end="Triangle_20_unfilled" draw:marker-end-width="1.058cm" draw:fill="none" draw:textarea-vertical-align="middle" fo:padding-top="0.177cm" fo:padding-bottom="0.177cm" fo:padding-left="0.302cm" fo:padding-right="0.302cm"/>
    </style:style>
    <style:style style:name="gr9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1.454cm" fo:min-width="9.274cm" fo:padding-top="0.177cm" fo:padding-bottom="0.177cm" fo:padding-left="0.302cm" fo:padding-right="0.302cm" draw:shadow="visible"/>
    </style:style>
    <style:style style:name="gr10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0.319cm" fo:min-width="9.274cm" fo:padding-top="0.177cm" fo:padding-bottom="0.177cm" fo:padding-left="0.302cm" fo:padding-right="0.302cm" draw:shadow="visible"/>
    </style:style>
    <style:style style:name="gr11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0.472cm" fo:min-width="9.274cm" fo:padding-top="0.177cm" fo:padding-bottom="0.177cm" fo:padding-left="0.302cm" fo:padding-right="0.302cm" draw:shadow="visible"/>
    </style:style>
    <style:style style:name="gr12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1.263cm" fo:min-width="9.039cm" fo:padding-top="0.177cm" fo:padding-bottom="0.177cm" fo:padding-left="0.302cm" fo:padding-right="0.302cm" draw:shadow="visible"/>
    </style:style>
    <style:style style:name="gr13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0.249cm" fo:min-width="9.039cm" fo:padding-top="0.177cm" fo:padding-bottom="0.177cm" fo:padding-left="0.302cm" fo:padding-right="0.302cm" draw:shadow="visible"/>
    </style:style>
    <style:style style:name="gr14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0.385cm" fo:min-width="9.039cm" fo:padding-top="0.177cm" fo:padding-bottom="0.177cm" fo:padding-left="0.302cm" fo:padding-right="0.302cm" draw:shadow="visible"/>
    </style:style>
    <style:style style:name="gr15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1.264cm" fo:min-width="9.039cm" fo:padding-top="0.177cm" fo:padding-bottom="0.177cm" fo:padding-left="0.302cm" fo:padding-right="0.302cm" draw:shadow="visible"/>
    </style:style>
    <style:style style:name="gr16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0.386cm" fo:min-width="9.039cm" fo:padding-top="0.177cm" fo:padding-bottom="0.177cm" fo:padding-left="0.302cm" fo:padding-right="0.302cm" draw:shadow="visible"/>
    </style:style>
    <style:style style:name="gr17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0.25cm" fo:min-width="9.039cm" fo:padding-top="0.177cm" fo:padding-bottom="0.177cm" fo:padding-left="0.302cm" fo:padding-right="0.302cm" draw:shadow="visible"/>
    </style:style>
    <style:style style:name="gr18" style:family="graphic" style:parent-style-name="standard">
      <style:graphic-properties svg:stroke-width="0.106cm" svg:stroke-color="#000000" draw:marker-start-width="0.518cm" draw:marker-end-width="0.105cm" draw:fill-color="#ffffff" draw:textarea-horizontal-align="justify" draw:textarea-vertical-align="middle" draw:auto-grow-height="false" fo:min-height="0.384cm" fo:min-width="9.039cm" fo:padding-top="0.177cm" fo:padding-bottom="0.177cm" fo:padding-left="0.302cm" fo:padding-right="0.302cm" draw:shadow="visible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fo:text-align="center"/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size="15pt" fo:font-style="normal" style:font-size-asian="15pt" style:font-style-asian="normal" style:font-size-complex="15pt" style:font-style-complex="normal"/>
    </style:style>
    <style:style style:name="P8" style:family="paragraph">
      <loext:graphic-properties draw:fill-color="#ffffff"/>
      <style:paragraph-properties fo:text-align="center"/>
      <style:text-properties fo:font-size="15pt" fo:font-style="normal" style:font-size-asian="15pt" style:font-style-asian="normal" style:font-size-complex="15pt" style:font-style-complex="normal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style="italic" style:font-size-asian="15pt" style:font-style-asian="italic" style:font-size-complex="15pt" style:font-style-complex="italic"/>
    </style:style>
    <style:style style:name="T3" style:family="text">
      <style:text-properties fo:font-size="15pt" fo:font-style="normal" style:font-size-asian="15pt" style:font-style-asian="normal" style:font-size-complex="15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2" draw:layer="layout" svg:width="7.43cm" svg:height="1.807cm" svg:x="24.517cm" svg:y="2.905cm">
            <text:p text:style-name="P1"><text:span text:style-name="T1">&lt;&lt;Interface&gt;&gt;</text:span></text:p>
            <text:p text:style-name="P1"><text:span text:style-name="T1">IFragmentAnalyzerHeuristi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43cm" svg:height="0.675cm" svg:x="24.517cm" svg:y="4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7.43cm" svg:height="0.826cm" svg:x="24.517cm" svg:y="5.342cm"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4" draw:text-style-name="P5" draw:layer="layout" svg:width="9.878cm" svg:height="1.807cm" svg:x="4.332cm" svg:y="11.433cm">
            <text:p text:style-name="P1"><text:span text:style-name="T2">BaseXmlXsdSimilarityHeuristic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9.878cm" svg:height="0.674cm" svg:x="4.332cm" svg:y="13.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9.878cm" svg:height="0.825cm" svg:x="4.332cm" svg:y="13.87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6" draw:layer="layout" svg:x1="9.271cm" svg:y1="11.433cm" svg:x2="28.232cm" svg:y2="6.168cm" draw:start-shape="id1" draw:start-glue-point="0" draw:end-shape="id2" draw:end-glue-point="2" svg:d="M9271 11433v-2533h18961v-2732" svg:viewBox="0 0 18962 5266">
          <text:p/>
        </draw:connector>
        <draw:connector draw:style-name="gr8" draw:text-style-name="P6" draw:layer="layout" svg:x1="9.271cm" svg:y1="18.482cm" svg:x2="9.271cm" svg:y2="14.695cm" draw:start-shape="id3" draw:end-shape="id1" draw:end-glue-point="2" svg:d="M9271 18482v-3787" svg:viewBox="0 0 1 3788">
          <text:p/>
        </draw:connector>
        <draw:g xml:id="id4" draw:id="id4">
          <draw:custom-shape draw:style-name="gr4" draw:text-style-name="P5" draw:layer="layout" svg:width="9.878cm" svg:height="1.807cm" svg:x="23.293cm" svg:y="11.433cm">
            <text:p text:style-name="P1"><text:span text:style-name="T2">BaseJavaXmlSimilarityHeuristic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9.878cm" svg:height="0.674cm" svg:x="23.293cm" svg:y="13.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9.878cm" svg:height="0.825cm" svg:x="23.293cm" svg:y="13.87cm">
            <text:p/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4" draw:text-style-name="P5" draw:layer="layout" svg:width="9.878cm" svg:height="1.807cm" svg:x="39.215cm" svg:y="11.433cm">
            <text:p text:style-name="P1"><text:span text:style-name="T2">BaseJavaSqlSimilarityHeuristic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9.878cm" svg:height="0.674cm" svg:x="39.215cm" svg:y="13.2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9.878cm" svg:height="0.825cm" svg:x="39.215cm" svg:y="13.87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6" draw:layer="layout" svg:x1="28.232cm" svg:y1="11.433cm" svg:x2="28.232cm" svg:y2="6.168cm" draw:start-shape="id4" draw:end-shape="id2" draw:end-glue-point="2" svg:d="M28232 11433v-5265" svg:viewBox="0 0 1 5266">
          <text:p/>
        </draw:connector>
        <draw:connector draw:style-name="gr7" draw:text-style-name="P6" draw:layer="layout" svg:x1="44.154cm" svg:y1="11.433cm" svg:x2="28.232cm" svg:y2="6.168cm" draw:start-shape="id5" draw:end-shape="id2" draw:end-glue-point="2" svg:d="M44154 11433v-2533h-15922v-2732" svg:viewBox="0 0 15923 5266">
          <text:p/>
        </draw:connector>
        <draw:g xml:id="id3" draw:id="id3">
          <draw:custom-shape draw:style-name="gr9" draw:text-style-name="P8" draw:layer="layout" svg:width="9.878cm" svg:height="1.808cm" svg:x="4.332cm" svg:y="18.482cm">
            <text:p text:style-name="P7"><text:span text:style-name="T3">XmlXsdSimilarityHeuristic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9.878cm" svg:height="0.673cm" svg:x="4.332cm" svg:y="20.29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4" draw:layer="layout" svg:width="9.878cm" svg:height="0.826cm" svg:x="4.332cm" svg:y="20.918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2" draw:text-style-name="P8" draw:layer="layout" svg:width="9.643cm" svg:height="1.617cm" svg:x="1.762cm" svg:y="27.163cm">
            <text:p text:style-name="P7"><text:span text:style-name="T3">JaxbJavaXmlNamingHeuristi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9.643cm" svg:height="0.603cm" svg:x="1.762cm" svg:y="28.7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9.643cm" svg:height="0.739cm" svg:x="1.762cm" svg:y="29.343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5" draw:text-style-name="P8" draw:layer="layout" svg:width="9.643cm" svg:height="1.618cm" svg:x="11.819cm" svg:y="27.163cm">
            <text:p text:style-name="P7"><text:span text:style-name="T3">JaxbJavaXmlAnnotationHeuristi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9.643cm" svg:height="0.603cm" svg:x="11.819cm" svg:y="28.78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9.643cm" svg:height="0.74cm" svg:x="11.819cm" svg:y="29.343cm">
            <text:p/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5" draw:text-style-name="P8" draw:layer="layout" svg:width="9.643cm" svg:height="1.618cm" svg:x="21.905cm" svg:y="27.163cm">
            <text:p text:style-name="P7"><text:span text:style-name="T3">JaxbJavaXsdNamingHeuristi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9.643cm" svg:height="0.603cm" svg:x="21.905cm" svg:y="28.78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9.643cm" svg:height="0.74cm" svg:x="21.905cm" svg:y="29.343cm">
            <text:p/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12" draw:text-style-name="P8" draw:layer="layout" svg:width="9.643cm" svg:height="1.617cm" svg:x="31.962cm" svg:y="27.163cm">
            <text:p text:style-name="P7"><text:span text:style-name="T3">JaxbJavaXsdAnnotationHeuristic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" draw:layer="layout" svg:width="9.643cm" svg:height="0.604cm" svg:x="31.962cm" svg:y="28.78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9.643cm" svg:height="0.74cm" svg:x="31.962cm" svg:y="29.343cm">
            <text:p/>
            <draw:enhanced-geometry svg:viewBox="0 0 21600 21600" draw:type="rectangle" draw:enhanced-path="M 0 0 L 21600 0 21600 21600 0 21600 0 0 Z N"/>
          </draw:custom-shape>
        </draw:g>
        <draw:g xml:id="id12" draw:id="id12">
          <draw:custom-shape draw:style-name="gr12" draw:text-style-name="P8" draw:layer="layout" svg:width="9.643cm" svg:height="1.617cm" svg:x="42.083cm" svg:y="27.163cm">
            <text:p text:style-name="P7"><text:span text:style-name="T3">HibernateJavaXmlNamingHeuristi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9.643cm" svg:height="0.603cm" svg:x="42.083cm" svg:y="28.7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9.643cm" svg:height="0.739cm" svg:x="42.083cm" svg:y="29.343cm">
            <text:p/>
            <draw:enhanced-geometry svg:viewBox="0 0 21600 21600" draw:type="rectangle" draw:enhanced-path="M 0 0 L 21600 0 21600 21600 0 21600 0 0 Z N"/>
          </draw:custom-shape>
        </draw:g>
        <draw:g xml:id="id13" draw:id="id13">
          <draw:custom-shape draw:style-name="gr15" draw:text-style-name="P8" draw:layer="layout" svg:width="9.643cm" svg:height="1.618cm" svg:x="52.14cm" svg:y="27.163cm">
            <text:p text:style-name="P7"><text:span text:style-name="T3">HibernateJavaXmlAnnotationHeuristi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9.643cm" svg:height="0.603cm" svg:x="52.14cm" svg:y="28.781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9.643cm" svg:height="0.74cm" svg:x="52.14cm" svg:y="29.343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2" draw:text-style-name="P8" draw:layer="layout" svg:width="9.643cm" svg:height="1.617cm" svg:x="34.353cm" svg:y="19.557cm">
            <text:p text:style-name="P7"><text:span text:style-name="T3">HibernateJavaSqlNamingHeuristi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9.643cm" svg:height="0.603cm" svg:x="34.353cm" svg:y="21.17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9.643cm" svg:height="0.738cm" svg:x="34.353cm" svg:y="21.737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15" draw:text-style-name="P8" draw:layer="layout" svg:width="9.643cm" svg:height="1.618cm" svg:x="44.888cm" svg:y="19.557cm">
            <text:p text:style-name="P7"><text:span text:style-name="T3">HibernateJavaSqlAnnotationHeuristi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9.643cm" svg:height="0.603cm" svg:x="44.888cm" svg:y="21.1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9.643cm" svg:height="0.739cm" svg:x="44.888cm" svg:y="21.737cm">
            <text:p/>
            <draw:enhanced-geometry svg:viewBox="0 0 21600 21600" draw:type="rectangle" draw:enhanced-path="M 0 0 L 21600 0 21600 21600 0 21600 0 0 Z N"/>
          </draw:custom-shape>
        </draw:g>
        <draw:connector draw:style-name="gr8" draw:text-style-name="P6" draw:layer="layout" svg:x1="39.174cm" svg:y1="19.557cm" svg:x2="44.154cm" svg:y2="14.695cm" draw:start-shape="id6" draw:end-shape="id5" draw:end-glue-point="2" svg:d="M39174 19557v-2332h4980v-2530" svg:viewBox="0 0 4981 4863">
          <text:p/>
        </draw:connector>
        <draw:connector draw:style-name="gr8" draw:text-style-name="P6" draw:layer="layout" svg:x1="49.709cm" svg:y1="19.557cm" svg:x2="44.154cm" svg:y2="14.695cm" draw:start-shape="id7" draw:start-glue-point="0" draw:end-shape="id5" draw:end-glue-point="2" svg:d="M49709 19557v-2331h-5555v-2531" svg:viewBox="0 0 5556 4863">
          <text:p/>
        </draw:connector>
        <draw:connector draw:style-name="gr8" draw:text-style-name="P6" draw:layer="layout" draw:line-skew="3.975cm" svg:x1="6.583cm" svg:y1="27.163cm" svg:x2="28.232cm" svg:y2="14.695cm" draw:start-shape="id8" draw:end-shape="id4" draw:end-glue-point="2" svg:d="M6583 27163v-2160h21649v-10308" svg:viewBox="0 0 21650 12469">
          <text:p/>
        </draw:connector>
        <draw:connector draw:style-name="gr8" draw:text-style-name="P6" draw:layer="layout" draw:line-skew="3.974cm" svg:x1="16.64cm" svg:y1="27.163cm" svg:x2="28.232cm" svg:y2="14.695cm" draw:start-shape="id9" draw:start-glue-point="0" draw:end-shape="id4" draw:end-glue-point="2" svg:d="M16640 27163v-2160h11592v-10308" svg:viewBox="0 0 11593 12469">
          <text:p/>
        </draw:connector>
        <draw:connector draw:style-name="gr8" draw:text-style-name="P6" draw:layer="layout" draw:line-skew="3.974cm" svg:x1="26.726cm" svg:y1="27.163cm" svg:x2="28.232cm" svg:y2="14.695cm" draw:start-shape="id10" draw:start-glue-point="0" draw:end-shape="id4" draw:end-glue-point="2" svg:d="M26726 27163v-2160h1506v-10308" svg:viewBox="0 0 1507 12469">
          <text:p/>
        </draw:connector>
        <draw:connector draw:style-name="gr8" draw:text-style-name="P6" draw:layer="layout" draw:line-skew="3.975cm" svg:x1="36.783cm" svg:y1="27.163cm" svg:x2="28.232cm" svg:y2="14.695cm" draw:start-shape="id11" draw:start-glue-point="0" draw:end-shape="id4" draw:end-glue-point="2" svg:d="M36783 27163v-2160h-8551v-10308" svg:viewBox="0 0 8552 12469">
          <text:p/>
        </draw:connector>
        <draw:connector draw:style-name="gr8" draw:text-style-name="P6" draw:layer="layout" draw:line-skew="3.975cm" svg:x1="46.904cm" svg:y1="27.163cm" svg:x2="28.232cm" svg:y2="14.695cm" draw:start-shape="id12" draw:start-glue-point="0" draw:end-shape="id4" draw:end-glue-point="2" svg:d="M46904 27163v-2160h-18672v-10308" svg:viewBox="0 0 18673 12469">
          <text:p/>
        </draw:connector>
        <draw:connector draw:style-name="gr8" draw:text-style-name="P6" draw:layer="layout" draw:line-skew="3.974cm" svg:x1="56.961cm" svg:y1="27.163cm" svg:x2="28.232cm" svg:y2="14.695cm" draw:start-shape="id13" draw:start-glue-point="0" draw:end-shape="id4" draw:end-glue-point="2" svg:d="M56961 27163v-2160h-28729v-10308" svg:viewBox="0 0 28730 1246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35.2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27T19:28:19.971768265</meta:creation-date>
    <dc:date>2017-12-19T21:08:47.086123744</dc:date>
    <dc:creator>Maximilian Meffert</dc:creator>
    <meta:editing-duration>PT1H39M9S</meta:editing-duration>
    <meta:editing-cycles>16</meta:editing-cycles>
    <meta:generator>LibreOffice/5.1.6.2$Linux_X86_64 LibreOffice_project/10m0$Build-2</meta:generator>
    <meta:document-statistic meta:object-count="64"/>
  </office:meta>
</office:document-meta>
</file>